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Times, serif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Georgi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Georgia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fo:color="#280099" style:font-name="Georgia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>
        <style:tab-stops>
          <style:tab-stop style:position="0cm"/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>
        <style:tab-stops>
          <style:tab-stop style:position="0cm"/>
          <style:tab-stop style:position="5.874cm"/>
        </style:tab-stops>
      </style:paragraph-properties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">
      <style:paragraph-properties>
        <style:tab-stops>
          <style:tab-stop style:position="0cm"/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>
        <style:tab-stops>
          <style:tab-stop style:position="0cm"/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>
        <style:tab-stops>
          <style:tab-stop style:position="0cm"/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>
        <style:tab-stops>
          <style:tab-stop style:position="0cm"/>
          <style:tab-stop style:position="5.874cm"/>
        </style:tab-stops>
      </style:paragraph-properties>
    </style:style>
    <style:style style:name="T1" style:family="text"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font-name="Georgia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font-variant="normal" fo:text-transform="none" fo:color="#000000" style:font-name="Georgia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variant="normal" fo:text-transform="none" fo:color="#000000" style:font-name="Georgia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color="#280099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Retrospective- <text:span text:style-name="T6">Anteckningslogg</text:span></text:p>
      <text:p text:style-name="P4"/>
      <text:p text:style-name="P3">Sprint 1</text:p>
      <text:p text:style-name="P4"/>
      <text:list xml:id="list32648080" text:style-name="L1">
        <text:list-item>
          <text:p text:style-name="P7">Vad gick bra?</text:p>
          <text:p text:style-name="P9">Det har gått bra och effektivt att plugga/läsa in de kodtekniker jag behöver.<text:line-break/>Har sparat/antecknat mycket så att jag effektivt kan hitta det jag behöver. </text:p>
          <text:p text:style-name="P9"><text:line-break/>Blev faktiskt lite förvånad själv att min ”applikation” lydde och gjorde som jag ville.<text:line-break/>Har hittils undvikit att sitta länge och klura med ett litet problem som förhindrat att man går vidare i kodningen.</text:p>
          <text:p text:style-name="P9"/>
        </text:list-item>
        <text:list-item>
          <text:p text:style-name="P7">Vad gick dåligt?</text:p>
          <text:p text:style-name="P9">Jag var till och från lite ostrukturerad och tog rätt många pauser och trodde att jag i huvudet skulle komma ihåg de exakta tiderna jag väl suttit och arbetat, men så var inte fallet. <text:line-break/><text:line-break/>Dag två rättade jag till detta genom att anteckna tiden jag startar och tiden jag ”slutar” (går ifrån datorn).</text:p>
          <text:p text:style-name="P9"/>
        </text:list-item>
        <text:list-item>
          <text:p text:style-name="P7">Uppfylldes målen?</text:p>
          <text:p text:style-name="P9">De mål jag hade blev uppfyllda + att jag har fått en överblick/uppfattning om vad jag kommer behöva göra härnäst så jag inte bara står o trampar. </text:p>
          <text:p text:style-name="P9"/>
        </text:list-item>
        <text:list-item>
          <text:p text:style-name="P11"><text:span text:style-name="T2">Vad har ändrats i kraven? </text:span><text:span text:style-name="T1">(product backlog)</text:span></text:p>
          <text:p text:style-name="P9">Har inte behövt ändra något än. <text:line-break/></text:p>
        </text:list-item>
        <text:list-item>
          <text:p text:style-name="P11"><text:span text:style-name="T2">Hur kan jag förbättra mitt arbetssätt?<text:line-break/></text:span><text:span text:style-name="T1">Trivs bra med mitt arbetssätt och det har varit effektivt hittills så jag kommer fortsätta jobba på samma sätt i sprint 2. </text:span></text:p>
        </text:list-item>
      </text:list>
      <text:p text:style-name="P6"/>
      <text:p text:style-name="P6"/>
      <text:p text:style-name="P4"/>
      <text:p text:style-name="P2"><text:span text:style-name="T5">Sprint 2</text:span><text:tab/></text:p>
      <text:p text:style-name="P4"/>
      <text:list xml:id="list32709047" text:continue-numbering="true" text:style-name="L1">
        <text:list-item>
          <text:p text:style-name="P7">Vad gick bra?</text:p>
          <text:p text:style-name="P9">Det gick bra att designa och forma popupfönster och länka dessa till ikonen.</text:p>
        </text:list-item>
      </text:list>
      <text:p text:style-name="P5"/>
      <text:list xml:id="list32725337" text:continue-numbering="true" text:style-name="L1">
        <text:list-item>
          <text:p text:style-name="P7">Vad gick dåligt?</text:p>
          <text:p text:style-name="P9">Det gick inte alls bra att hämta bilder med ajaxanrop.</text:p>
          <text:p text:style-name="P9"/>
        </text:list-item>
        <text:list-item>
          <text:p text:style-name="P7">Uppfylldes målen?</text:p>
          <text:p text:style-name="P9">Nej, jag fick flytta en punkt i sprinten <text:s/>tills nästa sprint då den inte hanns med.</text:p>
          <text:p text:style-name="P9"><text:span text:style-name="T1"/></text:p>
        </text:list-item>
        <text:list-item>
          <text:p text:style-name="P11"><text:span text:style-name="T2">Hur kan jag förbättra mitt arbetssätt?<text:line-break/></text:span><text:span text:style-name="T1">Jag vill forstätta jobba som jag gjort, men försöka att läsa i forumen lite mer så jag upptäcker i tid om fler haft samma problem som mig.</text:span></text:p>
        </text:list-item>
      </text:list>
      <text:p text:style-name="P5"/>
      <text:p text:style-name="P5"/>
      <text:p text:style-name="P5"/>
      <text:list xml:id="list32715863" text:continue-numbering="true" text:style-name="L1">
        <text:list-header>
          <text:p text:style-name="P10"/>
        </text:list-header>
      </text:list>
      <text:p text:style-name="P2"><text:soft-page-break/><text:span text:style-name="T5">Sprint 3</text:span><text:tab/></text:p>
      <text:p text:style-name="P4"/>
      <text:list xml:id="list32713123" text:continue-numbering="true" text:style-name="L1">
        <text:list-item>
          <text:p text:style-name="P7">Vad gick bra?</text:p>
          <text:p text:style-name="P9">Denna sprint gick det bra att göra ett ajaxanrop tog lite mindre tid än jag trott det skulle så jag kunde lägga in en till punkt i min sprint burndown chart.<text:line-break/><text:line-break/>Fixa till storlekt för tumnagelbilderna och ändra bakgrund gick bra.</text:p>
          <text:p text:style-name="P9"/>
        </text:list-item>
        <text:list-item>
          <text:p text:style-name="P7">Vad gick dåligt?</text:p>
          <text:p text:style-name="P9">Fick inte riktigt ordning på popupfönstrena.</text:p>
          <text:p text:style-name="P9"/>
        </text:list-item>
        <text:list-item>
          <text:p text:style-name="P7">Uppfylldes målen?</text:p>
          <text:p text:style-name="P9">Ja.</text:p>
          <text:p text:style-name="P9"/>
        </text:list-item>
        <text:list-item>
          <text:p text:style-name="P11"><text:span text:style-name="T2">Vad har ändrats i kraven? </text:span><text:span text:style-name="T1">(product backlog)</text:span></text:p>
          <text:p text:style-name="P11"><text:span text:style-name="T1">Inget.<text:line-break/></text:span></text:p>
          <text:p text:style-name="P9"/>
        </text:list-item>
      </text:list>
      <text:p text:style-name="P2"><text:span text:style-name="T5">Sprint 4</text:span><text:tab/></text:p>
      <text:p text:style-name="P4"/>
      <text:list xml:id="list32733991" text:continue-numbering="true" text:style-name="L1">
        <text:list-item>
          <text:p text:style-name="P7">Vad gick bra?</text:p>
          <text:p text:style-name="P9">Xx</text:p>
        </text:list-item>
      </text:list>
      <text:p text:style-name="P5"/>
      <text:list xml:id="list32728538" text:continue-numbering="true" text:style-name="L1">
        <text:list-item>
          <text:p text:style-name="P7">Vad gick dåligt?</text:p>
          <text:p text:style-name="P9">Xx</text:p>
          <text:p text:style-name="P9"/>
        </text:list-item>
        <text:list-item>
          <text:p text:style-name="P7">Uppfylldes målen?</text:p>
          <text:p text:style-name="P9">Xx</text:p>
          <text:p text:style-name="P9"/>
        </text:list-item>
        <text:list-item>
          <text:p text:style-name="P11"><text:span text:style-name="T2">Vad har ändrats i kraven? </text:span><text:span text:style-name="T1">(product backlog)</text:span></text:p>
          <text:p text:style-name="P9">Xx<text:line-break/></text:p>
        </text:list-item>
        <text:list-item>
          <text:p text:style-name="P11"><text:span text:style-name="T2">Hur kan jag förbättra mitt arbetssätt?<text:line-break/>1. <text:s/></text:span><text:span text:style-name="T3">Vad vill jag testa att göra: </text:span><text:span text:style-name="T1">xx</text:span><text:span text:style-name="T3"><text:line-break/></text:span><text:span text:style-name="T4">2</text:span><text:span text:style-name="T2">. </text:span><text:span text:style-name="T3"><text:s/>Vad vill jag fortsätta göra: </text:span><text:span text:style-name="T1">xx</text:span></text:p>
          <text:p text:style-name="P11"><text:span text:style-name="T4">3</text:span><text:span text:style-name="T2">. </text:span><text:span text:style-name="T3"><text:s/>Vad vill jag sluta göra: </text:span><text:span text:style-name="T1">xx</text:span></text:p>
          <text:p text:style-name="P9"/>
        </text:list-item>
      </text:list>
      <text:p text:style-name="P4"/>
      <text:p text:style-name="P2"><text:span text:style-name="T5">Sprint 5</text:span><text:tab/></text:p>
      <text:p text:style-name="P4"/>
      <text:list xml:id="list32730553" text:continue-numbering="true" text:style-name="L1">
        <text:list-item>
          <text:p text:style-name="P7">Vad gick bra?</text:p>
          <text:p text:style-name="P9">Xx</text:p>
        </text:list-item>
      </text:list>
      <text:p text:style-name="P5"/>
      <text:list xml:id="list32705837" text:continue-numbering="true" text:style-name="L1">
        <text:list-item>
          <text:p text:style-name="P7">Vad gick dåligt?</text:p>
          <text:p text:style-name="P9">Xx</text:p>
          <text:p text:style-name="P9"/>
        </text:list-item>
        <text:list-item>
          <text:p text:style-name="P7">Uppfylldes målen?</text:p>
          <text:p text:style-name="P9">Xx</text:p>
          <text:p text:style-name="P9"/>
        </text:list-item>
        <text:list-item>
          <text:p text:style-name="P11"><text:span text:style-name="T2">Vad har ändrats i kraven? </text:span><text:span text:style-name="T1">(product backlog)</text:span></text:p>
          <text:p text:style-name="P9">Xx<text:line-break/><text:soft-page-break/></text:p>
        </text:list-item>
        <text:list-item>
          <text:p text:style-name="P11"><text:span text:style-name="T2">Hur kan jag förbättra mitt arbetssätt?<text:line-break/>1. <text:s/></text:span><text:span text:style-name="T3">Vad vill jag testa att göra: </text:span><text:span text:style-name="T1">xx</text:span><text:span text:style-name="T3"><text:line-break/></text:span><text:span text:style-name="T4">2</text:span><text:span text:style-name="T2">. </text:span><text:span text:style-name="T3"><text:s/>Vad vill jag fortsätta göra: </text:span><text:span text:style-name="T1">xx</text:span></text:p>
          <text:p text:style-name="P11"><text:span text:style-name="T4">3</text:span><text:span text:style-name="T2">. </text:span><text:span text:style-name="T3"><text:s/>Vad vill jag sluta göra: </text:span><text:span text:style-name="T1">xx</text:span></text:p>
          <text:p text:style-name="P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1" svg:font-family="'Times New Roman', Times, serif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03T12:46:44.11</meta:creation-date>
    <dc:date>2014-01-12T12:56:23.36</dc:date>
    <meta:editing-duration>P1DT9H16M20S</meta:editing-duration>
    <meta:editing-cycles>81</meta:editing-cycles>
    <meta:generator>OpenOffice.org/3.3$Win32 OpenOffice.org_project/330m20$Build-9567</meta:generator>
    <meta:document-statistic meta:table-count="0" meta:image-count="0" meta:object-count="0" meta:page-count="3" meta:paragraph-count="51" meta:word-count="486" meta:character-count="2494"/>
  </office:meta>
</office:document-meta>
</file>